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7" style:family="table-column">
      <style:table-column-properties fo:break-before="auto" style:column-width="12.504cm"/>
    </style:style>
    <style:style style:name="co4" style:family="table-column">
      <style:table-column-properties fo:break-before="auto" style:column-width="6.844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ro1" style:family="table-row">
      <style:table-row-properties style:row-height="0.445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31cm" fo:break-before="auto" style:use-optimal-row-height="true"/>
    </style:style>
    <style:style style:name="ro5" style:family="table-row">
      <style:table-row-properties style:row-height="2.542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2.12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2">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The Rise to Power</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7">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1" table:number-rows-repeated="65525">
          <table:table-cell table:number-columns-repeated="1024"/>
        </table:table-row>
        <table:table-row table:style-name="ro1">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5">25/03/2011</text:date>, <text:time>09:22: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3-25T09:22:42</dc:date>
    <meta:editing-duration>PT16H27M55S</meta:editing-duration>
    <meta:editing-cycles>29</meta:editing-cycles>
    <meta:generator>OpenOffice.org/3.2$Unix OpenOffice.org_project/320m18$Build-9502</meta:generator>
    <dc:creator>Dark God</dc:creator>
    <meta:document-statistic meta:table-count="4" meta:cell-count="46" meta:object-count="0"/>
    <meta:user-defined meta:name="Info 1"/>
    <meta:user-defined meta:name="Info 2"/>
    <meta:user-defined meta:name="Info 3"/>
    <meta:user-defined meta:name="Info 4"/>
  </office:meta>
</office:document-meta>
</file>